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56D7C0753C6D58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277cm, 0cm, 0cm, 1.65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69cm" svg:height="8.9cm" svg:x="1.593cm" svg:y="5.7cm">
          <draw:image xlink:href="Pictures/10000201000005560000030056D7C0753C6D587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6T10:56:03.988257436</dc:date>
    <meta:editing-duration>PT6M16S</meta:editing-duration>
    <meta:editing-cycles>1</meta:editing-cycles>
    <meta:document-statistic meta:object-count="1"/>
    <meta:generator>LibreOffice/6.1.2.1$Linux_X86_64 LibreOffice_project/10$Build-1</meta:generator>
  </office:meta>
</office:document-meta>
</file>